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4.711cm" table:align="left"/>
    </style:style>
    <style:style style:name="Tabla1.A" style:family="table-column">
      <style:table-column-properties style:column-width="3.2cm"/>
    </style:style>
    <style:style style:name="Tabla1.B" style:family="table-column">
      <style:table-column-properties style:column-width="11.511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Tabla2" style:family="table">
      <style:table-properties style:width="13.996cm" table:align="left"/>
    </style:style>
    <style:style style:name="Tabla2.A" style:family="table-column">
      <style:table-column-properties style:column-width="4.046cm"/>
    </style:style>
    <style:style style:name="Tabla2.B" style:family="table-column">
      <style:table-column-properties style:column-width="3.173cm"/>
    </style:style>
    <style:style style:name="Tabla2.C" style:family="table-column">
      <style:table-column-properties style:column-width="6.777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="0cm" fo:border="none"/>
    </style:style>
    <style:style style:name="Tabla2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6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7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131d0b" officeooo:paragraph-rsid="00131d0b"/>
    </style:style>
    <style:style style:name="P13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131d0b" officeooo:paragraph-rsid="00131d0b"/>
    </style:style>
    <style:style style:name="P14" style:family="paragraph" style:parent-style-name="Table_20_Contents">
      <style:paragraph-properties fo:text-align="start" style:justify-single-word="false"/>
      <style:text-properties officeooo:rsid="00131d0b" officeooo:paragraph-rsid="00131d0b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131d0b" officeooo:paragraph-rsid="00131d0b" loext:padding="0cm" loext:border="none"/>
    </style:style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P21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loext:padding="0cm" loext:border="none"/>
    </style:style>
    <style:style style:name="T2" style:family="text">
      <style:text-properties fo:color="#0000cd" loext:opacity="100%"/>
    </style:style>
    <style:style style:name="T3" style:family="text">
      <style:text-properties fo:color="#a52a2a" loext:opacity="100%"/>
    </style:style>
    <style:style style:name="T4" style:family="text">
      <style:text-properties fo:color="#ff0000" loext:opacity="100%"/>
    </style:style>
    <style:style style:name="T5" style:family="text">
      <style:text-properties officeooo:rsid="00131d0b"/>
    </style:style>
    <style:style style:name="T6" style:family="text">
      <style:text-properties officeooo:rsid="00131d0b" loext:padding="0cm" loext:border="none"/>
    </style:style>
    <style:style style:name="T7" style:family="text">
      <style:text-properties officeooo:rsid="0014e5b3"/>
    </style: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www.w3schools.com/js/exercise_js.asp?filename=exercise_js_dates3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étodos de obtención de fecha de JavaScript</text:h>
      <text:p text:style-name="P16"/>
      <text:p text:style-name="Horizontal_20_Line"/>
      <text:h text:style-name="P2" text:outline-level="2">El nuevo constructor Date()</text:h>
      <text:p text:style-name="P4">En JavaScript, los objetos de <text:span text:style-name="T7">tipo </text:span>fecha se crean con <text:span text:style-name="Source_20_Text"><text:span text:style-name="T1">new Date()</text:span></text:span>.</text:p>
      <text:p text:style-name="P4"><text:span text:style-name="Source_20_Text"><text:span text:style-name="T1">new Date() </text:span></text:span>devuelve un objeto de <text:span text:style-name="T7">tipo</text:span> fecha con la fecha y hora actuales.</text:p>
      <text:h text:style-name="P6" text:outline-level="3">Obtener la hora actual</text:h>
      <text:p text:style-name="P15"><text:span text:style-name="T2">const</text:span> date = <text:span text:style-name="T2">new</text:span> Date();</text:p>
      <text:p text:style-name="P17"/>
      <text:p text:style-name="Horizontal_20_Line"/>
      <text:h text:style-name="P2" text:outline-level="2">Métodos de obtención de fecha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M<text:span text:style-name="T5">étodo</text:span></text:p>
          </table:table-cell>
          <table:table-cell table:style-name="Tabla1.A1" office:value-type="string">
            <text:p text:style-name="P11">Descrip<text:span text:style-name="T5">ción</text:span></text:p>
          </table:table-cell>
        </table:table-row>
        <table:table-row table:style-name="Tabla1.2">
          <table:table-cell table:style-name="Tabla1.A1" office:value-type="string">
            <text:p text:style-name="P10">getFullYear()</text:p>
          </table:table-cell>
          <table:table-cell table:style-name="Tabla1.A1" office:value-type="string">
            <text:p text:style-name="P10"><text:span text:style-name="T5">Obtiene el año como un número de 4 dígitos</text:span> (yyyy)</text:p>
          </table:table-cell>
        </table:table-row>
        <table:table-row table:style-name="Tabla1.1">
          <table:table-cell table:style-name="Tabla1.A1" office:value-type="string">
            <text:p text:style-name="P10">getMonth()</text:p>
          </table:table-cell>
          <table:table-cell table:style-name="Tabla1.A1" office:value-type="string">
            <text:p text:style-name="P10"><text:span text:style-name="T5">Obtiene el mes como un número</text:span> (0-11)</text:p>
          </table:table-cell>
        </table:table-row>
        <table:table-row table:style-name="Tabla1.2">
          <table:table-cell table:style-name="Tabla1.A1" office:value-type="string">
            <text:p text:style-name="P10">getDate()</text:p>
          </table:table-cell>
          <table:table-cell table:style-name="Tabla1.A1" office:value-type="string">
            <text:p text:style-name="P10"><text:span text:style-name="T5">Obtiene el día como un número </text:span>(1-31)</text:p>
          </table:table-cell>
        </table:table-row>
        <table:table-row table:style-name="Tabla1.1">
          <table:table-cell table:style-name="Tabla1.A1" office:value-type="string">
            <text:p text:style-name="P10">getDay()</text:p>
          </table:table-cell>
          <table:table-cell table:style-name="Tabla1.A1" office:value-type="string">
            <text:p text:style-name="P10"><text:span text:style-name="T5">Obtiene el día de la semana como un número</text:span> (0-6)</text:p>
          </table:table-cell>
        </table:table-row>
        <table:table-row table:style-name="Tabla1.2">
          <table:table-cell table:style-name="Tabla1.A1" office:value-type="string">
            <text:p text:style-name="P10">getHours()</text:p>
          </table:table-cell>
          <table:table-cell table:style-name="Tabla1.A1" office:value-type="string">
            <text:p text:style-name="P10"><text:span text:style-name="T5">Obtiene la hora </text:span>(0-23)</text:p>
          </table:table-cell>
        </table:table-row>
        <table:table-row table:style-name="Tabla1.1">
          <table:table-cell table:style-name="Tabla1.A1" office:value-type="string">
            <text:p text:style-name="P10">getMinutes()</text:p>
          </table:table-cell>
          <table:table-cell table:style-name="Tabla1.A1" office:value-type="string">
            <text:p text:style-name="P10"><text:span text:style-name="T5">Obtiene el minuto </text:span>(0-59)</text:p>
          </table:table-cell>
        </table:table-row>
        <table:table-row table:style-name="Tabla1.2">
          <table:table-cell table:style-name="Tabla1.A1" office:value-type="string">
            <text:p text:style-name="P10">getSeconds()</text:p>
          </table:table-cell>
          <table:table-cell table:style-name="Tabla1.A1" office:value-type="string">
            <text:p text:style-name="P10"><text:span text:style-name="T5">Obtiene los segundos</text:span>(0-59)</text:p>
          </table:table-cell>
        </table:table-row>
        <table:table-row table:style-name="Tabla1.1">
          <table:table-cell table:style-name="Tabla1.A1" office:value-type="string">
            <text:p text:style-name="P10">getMilliseconds()</text:p>
          </table:table-cell>
          <table:table-cell table:style-name="Tabla1.A1" office:value-type="string">
            <text:p text:style-name="P10"><text:span text:style-name="T5">Obtiene los milisegundos </text:span>(0-999)</text:p>
          </table:table-cell>
        </table:table-row>
        <table:table-row table:style-name="Tabla1.2">
          <table:table-cell table:style-name="Tabla1.A1" office:value-type="string">
            <text:p text:style-name="P10">getTime()</text:p>
          </table:table-cell>
          <table:table-cell table:style-name="Tabla1.A1" office:value-type="string">
            <text:p text:style-name="P10"><text:span text:style-name="T5">Obtiene el tiempo </text:span>(m<text:span text:style-name="T5">ilisegundos desde el</text:span> <text:span text:style-name="T5">1 de enero</text:span> 1970)</text:p>
          </table:table-cell>
        </table:table-row>
      </table:table>
      <text:h text:style-name="P5" text:outline-level="2">Nota 1</text:h>
      <text:p text:style-name="P9">Los métodos <text:span text:style-name="T5">get</text:span> anteriores devuelven la hora local .</text:p>
      <text:p text:style-name="P9"/>
      <text:p text:style-name="Horizontal_20_Line"/>
      <text:h text:style-name="P2" text:outline-level="2">El método getFullYear()</text:h>
      <text:p text:style-name="P4">El método <text:span text:style-name="Source_20_Text"><text:span text:style-name="T1">getFullYear() </text:span></text:span>devuelve el año de una fecha como un número de cuatro dígitos:</text:p>
      <text:h text:style-name="P6" text:outline-level="3">Ejemplos</text:h>
      <text:p text:style-name="P15"><text:span text:style-name="T2">const</text:span> d = <text:span text:style-name="T2">new</text:span> Date(<text:span text:style-name="T3">"2021-03-25"</text:span>);<text:line-break/>d.getFullYear();</text:p>
      <text:p text:style-name="P17"/>
      <text:p text:style-name="P15"><text:span text:style-name="T2">const</text:span> d = <text:span text:style-name="T2">new</text:span> Date();<text:line-break/>d.getFullYear();</text:p>
      <text:p text:style-name="P9"/>
      <text:h text:style-name="P5" text:outline-level="2"><text:soft-page-break/>Advertencia !</text:h>
      <text:p text:style-name="P9">El código JavaScript antiguo podría utilizar el método no estándar getYear().</text:p>
      <text:p text:style-name="P9">Se supone que getYear() devuelve un año de 2 dígitos.</text:p>
      <text:p text:style-name="P9">getYear() está en desuso. ¡No lo uses!</text:p>
      <text:p text:style-name="Horizontal_20_Line"/>
      <text:h text:style-name="P2" text:outline-level="2">El método getMonth()</text:h>
      <text:p text:style-name="P4">El  método <text:span text:style-name="Source_20_Text"><text:span text:style-name="T1">getMonth() </text:span></text:span>devuelve el mes de una fecha como un número (0-11).</text:p>
      <text:h text:style-name="P5" text:outline-level="2">Nota</text:h>
      <text:p text:style-name="P9">En JavaScript, enero es el mes número 0, febrero es el número 1, ...</text:p>
      <text:p text:style-name="P9">Finalmente, diciembre es el mes número 11.</text:p>
      <text:h text:style-name="P6" text:outline-level="3">Ejemplos</text:h>
      <text:p text:style-name="P15"><text:span text:style-name="T2">const</text:span> d = <text:span text:style-name="T2">new</text:span> Date(<text:span text:style-name="T3">"2021-03-25"</text:span>);<text:line-break/>d.getMonth();</text:p>
      <text:p text:style-name="P17"/>
      <text:p text:style-name="P15"><text:span text:style-name="T2">const</text:span> d = <text:span text:style-name="T2">new</text:span> Date();<text:line-break/>d.getMonth();</text:p>
      <text:p text:style-name="P9"/>
      <text:h text:style-name="P5" text:outline-level="2">Nota</text:h>
      <text:p text:style-name="P9">Puede utilizar una serie de nombres para devolver el mes como nombre:</text:p>
      <text:h text:style-name="P6" text:outline-level="3">Ejemplos</text:h>
      <text:p text:style-name="P15"><text:span text:style-name="T2">const</text:span> months = [<text:span text:style-name="T3">"January"</text:span>, <text:span text:style-name="T3">"February"</text:span>, <text:span text:style-name="T3">"March"</text:span>, <text:span text:style-name="T3">"April"</text:span>, <text:span text:style-name="T3">"May"</text:span>, <text:span text:style-name="T3">"June"</text:span>, <text:span text:style-name="T3">"July"</text:span>, <text:span text:style-name="T3">"August"</text:span>, <text:span text:style-name="T3">"September"</text:span>, <text:span text:style-name="T3">"October"</text:span>, <text:span text:style-name="T3">"November"</text:span>, <text:span text:style-name="T3">"December"</text:span>];<text:line-break/><text:line-break/><text:span text:style-name="T2">const</text:span> d = <text:span text:style-name="T2">new</text:span> Date(<text:span text:style-name="T3">"2021-03-25"</text:span>);<text:line-break/><text:span text:style-name="T2">let</text:span> month = months[d.getMonth()];</text:p>
      <text:p text:style-name="P17"/>
      <text:p text:style-name="P17"/>
      <text:p text:style-name="P17"/>
      <text:p text:style-name="P17"/>
      <text:p text:style-name="P15"><text:span text:style-name="T2">const</text:span> months = [<text:span text:style-name="T3">"January"</text:span>, <text:span text:style-name="T3">"February"</text:span>, <text:span text:style-name="T3">"March"</text:span>, <text:span text:style-name="T3">"April"</text:span>, <text:span text:style-name="T3">"May"</text:span>, <text:span text:style-name="T3">"June"</text:span>, <text:span text:style-name="T3">"July"</text:span>, <text:span text:style-name="T3">"August"</text:span>, <text:span text:style-name="T3">"September"</text:span>, <text:span text:style-name="T3">"October"</text:span>, <text:span text:style-name="T3">"November"</text:span>, <text:span text:style-name="T3">"December"</text:span>];<text:line-break/><text:line-break/><text:soft-page-break/><text:span text:style-name="T2">const</text:span> d = <text:span text:style-name="T2">new</text:span> Date();<text:line-break/><text:span text:style-name="T2">let</text:span> month = months[d.getMonth()];</text:p>
      <text:p text:style-name="P17"/>
      <text:p text:style-name="Horizontal_20_Line"/>
      <text:h text:style-name="P2" text:outline-level="2">El método getDate()</text:h>
      <text:p text:style-name="P4">El  método <text:span text:style-name="Source_20_Text"><text:span text:style-name="T1">getDate() </text:span></text:span>devuelve el día de una fecha como un número (1-31):</text:p>
      <text:h text:style-name="P6" text:outline-level="3">Ejemplos</text:h>
      <text:p text:style-name="P15"><text:span text:style-name="T2">const</text:span> d = <text:span text:style-name="T2">new</text:span> Date(<text:span text:style-name="T3">"2021-03-25"</text:span>);<text:line-break/>d.getDate();</text:p>
      <text:p text:style-name="P3"><text:a xlink:type="simple" xlink:href="https://www.w3schools.com/js/tryit.asp?filename=tryjs_date_getdate2" office:target-frame-name="_blank" xlink:show="new" text:style-name="Internet_20_link" text:visited-style-name="Visited_20_Internet_20_Link"><text:span text:style-name="T1"/></text:a></text:p>
      <text:p text:style-name="P17"/>
      <text:p text:style-name="P17"/>
      <text:p text:style-name="P15"><text:span text:style-name="T2">const</text:span> d = <text:span text:style-name="T2">new</text:span> Date();<text:line-break/>d.getDate();</text:p>
      <text:p text:style-name="P3"><text:a xlink:type="simple" xlink:href="https://www.w3schools.com/js/tryit.asp?filename=tryjs_date_getdate" office:target-frame-name="_blank" xlink:show="new" text:style-name="Internet_20_link" text:visited-style-name="Visited_20_Internet_20_Link"><text:span text:style-name="T1"/></text:a></text:p>
      <text:p text:style-name="P17"/>
      <text:p text:style-name="Horizontal_20_Line"/>
      <text:h text:style-name="P2" text:outline-level="2">El método getHours()</text:h>
      <text:p text:style-name="P4">El método <text:span text:style-name="Source_20_Text"><text:span text:style-name="T1">getHours() </text:span></text:span>devuelve las horas de una fecha como un número (0-23):</text:p>
      <text:h text:style-name="P6" text:outline-level="3">Ejemplos</text:h>
      <text:p text:style-name="P15"><text:span text:style-name="T2">const</text:span> d = <text:span text:style-name="T2">new</text:span> Date(<text:span text:style-name="T3">"2021-03-25"</text:span>);<text:line-break/>d.getHours();</text:p>
      <text:p text:style-name="P3"><text:a xlink:type="simple" xlink:href="https://www.w3schools.com/js/tryit.asp?filename=tryjs_date_gethours2" office:target-frame-name="_blank" xlink:show="new" text:style-name="Internet_20_link" text:visited-style-name="Visited_20_Internet_20_Link"><text:span text:style-name="T1"/></text:a></text:p>
      <text:p text:style-name="P17"/>
      <text:p text:style-name="P17"/>
      <text:p text:style-name="P15"><text:span text:style-name="T2">const</text:span> d = <text:span text:style-name="T2">new</text:span> Date();<text:line-break/>d.getHours();</text:p>
      <text:p text:style-name="P3"><text:a xlink:type="simple" xlink:href="https://www.w3schools.com/js/tryit.asp?filename=tryjs_date_gethours" office:target-frame-name="_blank" xlink:show="new" text:style-name="Internet_20_link" text:visited-style-name="Visited_20_Internet_20_Link"><text:span text:style-name="T1"/></text:a></text:p>
      <text:p text:style-name="P17"/>
      <text:p text:style-name="Horizontal_20_Line"/>
      <text:h text:style-name="P2" text:outline-level="2">El método getMinutes()</text:h>
      <text:p text:style-name="P4">El método <text:span text:style-name="Source_20_Text"><text:span text:style-name="T1">getMinutes() </text:span></text:span>devuelve los minutos de una fecha como un número (0-59):</text:p>
      <text:h text:style-name="P6" text:outline-level="3">Ejemplos</text:h>
      <text:p text:style-name="P15"><text:span text:style-name="T2">const</text:span> d = <text:span text:style-name="T2">new</text:span> Date(<text:span text:style-name="T3">"2021-03-25"</text:span>);<text:line-break/>d.getMinutes();</text:p>
      <text:p text:style-name="P3"><text:a xlink:type="simple" xlink:href="https://www.w3schools.com/js/tryit.asp?filename=tryjs_date_getminutes2" office:target-frame-name="_blank" xlink:show="new" text:style-name="Internet_20_link" text:visited-style-name="Visited_20_Internet_20_Link"><text:span text:style-name="T1"/></text:a></text:p>
      <text:p text:style-name="P3"><text:soft-page-break/><text:span text:style-name="T1"/></text:p>
      <text:p text:style-name="P15"><text:span text:style-name="T2">const</text:span> d = <text:span text:style-name="T2">new</text:span> Date();<text:line-break/>d.getMinutes();</text:p>
      <text:p text:style-name="P3"><text:a xlink:type="simple" xlink:href="https://www.w3schools.com/js/tryit.asp?filename=tryjs_date_getminutes" office:target-frame-name="_blank" xlink:show="new" text:style-name="Internet_20_link" text:visited-style-name="Visited_20_Internet_20_Link"><text:span text:style-name="T1"/></text:a></text:p>
      <text:p text:style-name="P17"/>
      <text:p text:style-name="Horizontal_20_Line"/>
      <text:h text:style-name="P2" text:outline-level="2">El método getSeconds()</text:h>
      <text:p text:style-name="P4">El método <text:span text:style-name="Source_20_Text"><text:span text:style-name="T1">getSeconds() </text:span></text:span>devuelve los segundos de una fecha como un número (0-59):</text:p>
      <text:h text:style-name="P6" text:outline-level="3">Ejemplos</text:h>
      <text:p text:style-name="P15"><text:span text:style-name="T2">const</text:span> d = <text:span text:style-name="T2">new</text:span> Date(<text:span text:style-name="T3">"2021-03-25"</text:span>);<text:line-break/>d.getSeconds();</text:p>
      <text:p text:style-name="P3"><text:a xlink:type="simple" xlink:href="https://www.w3schools.com/js/tryit.asp?filename=tryjs_date_getseconds2" office:target-frame-name="_blank" xlink:show="new" text:style-name="Internet_20_link" text:visited-style-name="Visited_20_Internet_20_Link"><text:span text:style-name="T1"/></text:a></text:p>
      <text:p text:style-name="P17"/>
      <text:p text:style-name="P15"><text:span text:style-name="T2">const</text:span> d = <text:span text:style-name="T2">new</text:span> Date();<text:line-break/>d.getSeconds();</text:p>
      <text:p text:style-name="P3"><text:a xlink:type="simple" xlink:href="https://www.w3schools.com/js/tryit.asp?filename=tryjs_date_getseconds" office:target-frame-name="_blank" xlink:show="new" text:style-name="Internet_20_link" text:visited-style-name="Visited_20_Internet_20_Link"><text:span text:style-name="T1"/></text:a></text:p>
      <text:p text:style-name="P17"/>
      <text:p text:style-name="Horizontal_20_Line"/>
      <text:h text:style-name="P2" text:outline-level="2">El método getMillise<text:span text:style-name="T5">conds</text:span>()</text:h>
      <text:p text:style-name="P4">El  método <text:span text:style-name="Source_20_Text"><text:span text:style-name="T1">getMilliseconds() </text:span></text:span>devuelve los milisegundos de una fecha como un número (0-999):</text:p>
      <text:h text:style-name="P6" text:outline-level="3">Ejemplos</text:h>
      <text:p text:style-name="P15"><text:span text:style-name="T2">const</text:span> d = <text:span text:style-name="T2">new</text:span> Date(<text:span text:style-name="T3">"2021-03-25"</text:span>);<text:line-break/>d.getMilliseconds();</text:p>
      <text:p text:style-name="P3"><text:a xlink:type="simple" xlink:href="https://www.w3schools.com/js/tryit.asp?filename=tryjs_date_getmilliseconds2" office:target-frame-name="_blank" xlink:show="new" text:style-name="Internet_20_link" text:visited-style-name="Visited_20_Internet_20_Link"><text:span text:style-name="T1"/></text:a></text:p>
      <text:p text:style-name="P17"/>
      <text:p text:style-name="P15"><text:span text:style-name="T2">const</text:span> d = <text:span text:style-name="T2">new</text:span> Date();<text:line-break/>d.getMilliseconds();</text:p>
      <text:p text:style-name="P3"><text:a xlink:type="simple" xlink:href="https://www.w3schools.com/js/tryit.asp?filename=tryjs_date_getmilliseconds" office:target-frame-name="_blank" xlink:show="new" text:style-name="Internet_20_link" text:visited-style-name="Visited_20_Internet_20_Link"><text:span text:style-name="T1"/></text:a></text:p>
      <text:p text:style-name="P17"/>
      <text:p text:style-name="Horizontal_20_Line"/>
      <text:h text:style-name="P2" text:outline-level="2">El método getDay()</text:h>
      <text:p text:style-name="P4">El método <text:span text:style-name="Source_20_Text"><text:span text:style-name="T1">getDay() </text:span></text:span>devuelve el día de la semana de una fecha como un número (0-6).</text:p>
      <text:h text:style-name="P5" text:outline-level="2">Nota</text:h>
      <text:p text:style-name="P9">En JavaScript, el primer día de la semana (día 0) es el domingo.</text:p>
      <text:p text:style-name="P9">Algunos países del mundo consideran que el primer día de la semana es el lunes.</text:p>
      <text:h text:style-name="P6" text:outline-level="3"><text:soft-page-break/>Ejemplos</text:h>
      <text:p text:style-name="P15"><text:span text:style-name="T2">const</text:span> d = <text:span text:style-name="T2">new</text:span> Date(<text:span text:style-name="T3">"2021-03-25"</text:span>);<text:line-break/>d.getDay();</text:p>
      <text:p text:style-name="P3"><text:a xlink:type="simple" xlink:href="https://www.w3schools.com/js/tryit.asp?filename=tryjs_date_getday2" office:target-frame-name="_blank" xlink:show="new" text:style-name="Internet_20_link" text:visited-style-name="Visited_20_Internet_20_Link"><text:span text:style-name="T1"/></text:a></text:p>
      <text:p text:style-name="P17"/>
      <text:p text:style-name="P15"><text:span text:style-name="T2">const</text:span> d = <text:span text:style-name="T2">new</text:span> Date();<text:line-break/>d.getDay();</text:p>
      <text:p text:style-name="P4"><text:a xlink:type="simple" xlink:href="https://www.w3schools.com/js/tryit.asp?filename=tryjs_date_getday" office:target-frame-name="_blank" xlink:show="new" text:style-name="Internet_20_link" text:visited-style-name="Visited_20_Internet_20_Link"><text:span text:style-name="T1"/></text:a></text:p>
      <text:p text:style-name="P9"/>
      <text:h text:style-name="P5" text:outline-level="2">Nota</text:h>
      <text:p text:style-name="P4"><text:span text:style-name="T1">Puede usar una variedad de nombres y </text:span><text:span text:style-name="Source_20_Text"><text:span text:style-name="T1">getDay() </text:span></text:span><text:span text:style-name="Source_20_Text"><text:span text:style-name="T6">para </text:span></text:span><text:span text:style-name="T1">devolver el día de la semana como nombre:</text:span></text:p>
      <text:h text:style-name="P6" text:outline-level="3">Ejemplos</text:h>
      <text:p text:style-name="P15"><text:span text:style-name="T2">const</text:span> days = [<text:span text:style-name="T3">"Sunday"</text:span>, <text:span text:style-name="T3">"Monday"</text:span>, <text:span text:style-name="T3">"Tuesday"</text:span>, <text:span text:style-name="T3">"Wednesday"</text:span>, <text:span text:style-name="T3">"Thursday"</text:span>, <text:span text:style-name="T3">"Friday"</text:span>, <text:span text:style-name="T3">"Saturday"</text:span>];<text:line-break/><text:line-break/><text:span text:style-name="T2">const</text:span> d = <text:span text:style-name="T2">new</text:span> Date(<text:span text:style-name="T3">"2021-03-25"</text:span>);<text:line-break/><text:span text:style-name="T2">let</text:span> day = days[d.getDay()];</text:p>
      <text:p text:style-name="P3"><text:a xlink:type="simple" xlink:href="https://www.w3schools.com/js/tryit.asp?filename=tryjs_date_weekday2" office:target-frame-name="_blank" xlink:show="new" text:style-name="Internet_20_link" text:visited-style-name="Visited_20_Internet_20_Link"><text:span text:style-name="T1"/></text:a></text:p>
      <text:p text:style-name="P17"/>
      <text:p text:style-name="P15"><text:span text:style-name="T2">const</text:span> days = [<text:span text:style-name="T3">"Sunday"</text:span>, <text:span text:style-name="T3">"Monday"</text:span>, <text:span text:style-name="T3">"Tuesday"</text:span>, <text:span text:style-name="T3">"Wednesday"</text:span>, <text:span text:style-name="T3">"Thursday"</text:span>, <text:span text:style-name="T3">"Friday"</text:span>, <text:span text:style-name="T3">"Saturday"</text:span>];<text:line-break/><text:line-break/><text:span text:style-name="T2">const</text:span> d = <text:span text:style-name="T2">new</text:span> Date();<text:line-break/><text:span text:style-name="T2">let</text:span> day = days[d.getDay()];</text:p>
      <text:p text:style-name="P3"><text:a xlink:type="simple" xlink:href="https://www.w3schools.com/js/tryit.asp?filename=tryjs_date_weekday" office:target-frame-name="_blank" xlink:show="new" text:style-name="Internet_20_link" text:visited-style-name="Visited_20_Internet_20_Link"><text:span text:style-name="T1"/></text:a></text:p>
      <text:p text:style-name="P17"/>
      <text:p text:style-name="Horizontal_20_Line"/>
      <text:h text:style-name="P2" text:outline-level="2">El método getTime()</text:h>
      <text:p text:style-name="P4">El método <text:span text:style-name="Source_20_Text"><text:span text:style-name="T1">getTime() </text:span></text:span>devuelve el número de milisegundos desde el 1 de enero de 1970:</text:p>
      <text:h text:style-name="P6" text:outline-level="3">Ejemplos</text:h>
      <text:p text:style-name="P15"><text:span text:style-name="T2">const</text:span> d = <text:span text:style-name="T2">new</text:span> Date(<text:span text:style-name="T3">"1970-01-01"</text:span>);<text:line-break/>d.getTime();</text:p>
      <text:p text:style-name="P3"><text:a xlink:type="simple" xlink:href="https://www.w3schools.com/js/tryit.asp?filename=tryjs_date_gettime3" office:target-frame-name="_blank" xlink:show="new" text:style-name="Internet_20_link" text:visited-style-name="Visited_20_Internet_20_Link"><text:span text:style-name="T1"/></text:a></text:p>
      <text:p text:style-name="P17"/>
      <text:p text:style-name="P15"><text:span text:style-name="T2">const</text:span> d = <text:span text:style-name="T2">new</text:span> Date(<text:span text:style-name="T3">"2021-03-25"</text:span>);<text:line-break/>d.getTime();</text:p>
      <text:p text:style-name="P3"><text:a xlink:type="simple" xlink:href="https://www.w3schools.com/js/tryit.asp?filename=tryjs_date_gettime2" office:target-frame-name="_blank" xlink:show="new" text:style-name="Internet_20_link" text:visited-style-name="Visited_20_Internet_20_Link"><text:span text:style-name="T1"/></text:a></text:p>
      <text:p text:style-name="P3"><text:soft-page-break/><text:span text:style-name="T1"/></text:p>
      <text:p text:style-name="P15"><text:span text:style-name="T2">const</text:span> d = <text:span text:style-name="T2">new</text:span> Date();<text:line-break/>d.getTime();</text:p>
      <text:p text:style-name="P3"><text:a xlink:type="simple" xlink:href="https://www.w3schools.com/js/tryit.asp?filename=tryjs_date_gettime" office:target-frame-name="_blank" xlink:show="new" text:style-name="Internet_20_link" text:visited-style-name="Visited_20_Internet_20_Link"><text:span text:style-name="T1"/></text:a></text:p>
      <text:p text:style-name="P17"/>
      <text:p text:style-name="Horizontal_20_Line"/>
      <text:h text:style-name="P2" text:outline-level="2">El método Date.now()</text:h>
      <text:p text:style-name="P4"><text:span text:style-name="Source_20_Text"><text:span text:style-name="T1">Date.now() </text:span></text:span>devuelve el número de milisegundos desde el 1 de enero de 1970.</text:p>
      <text:h text:style-name="P6" text:outline-level="3">Ejemplos</text:h>
      <text:p text:style-name="P15"><text:span text:style-name="T2">let</text:span> ms = Date.now();</text:p>
      <text:p text:style-name="P4"><text:a xlink:type="simple" xlink:href="https://www.w3schools.com/js/tryit.asp?filename=tryjs_date_now" office:target-frame-name="_blank" xlink:show="new" text:style-name="Internet_20_link" text:visited-style-name="Visited_20_Internet_20_Link"><text:span text:style-name="T1"/></text:a></text:p>
      <text:p text:style-name="P9"/>
      <text:p text:style-name="P9">Calcule el número de años desde el 01/01/1970:</text:p>
      <text:p text:style-name="P15"><text:span text:style-name="T2">const</text:span> minute = <text:span text:style-name="T4">1000</text:span> * <text:span text:style-name="T4">60</text:span>;<text:line-break/><text:span text:style-name="T2">const</text:span> hour = minute * <text:span text:style-name="T4">60</text:span>;<text:line-break/><text:span text:style-name="T2">const</text:span> day = hour * <text:span text:style-name="T4">24</text:span>;<text:line-break/><text:span text:style-name="T2">const</text:span> year = day * <text:span text:style-name="T4">365</text:span>;<text:line-break/><text:line-break/><text:span text:style-name="T2">let</text:span> years = Math.round(Date.now() / year);</text:p>
      <text:p text:style-name="P4"/>
      <text:p text:style-name="Horizontal_20_Line"/>
      <text:h text:style-name="P2" text:outline-level="2">Métodos de obtención de fecha UTC</text:h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1">M<text:span text:style-name="T5">étodo</text:span></text:p>
          </table:table-cell>
          <table:table-cell table:style-name="Tabla2.A1" office:value-type="string">
            <text:p text:style-name="P13">Mismo que</text:p>
          </table:table-cell>
          <table:table-cell table:style-name="Tabla2.A1" office:value-type="string">
            <text:p text:style-name="P11">Descrip<text:span text:style-name="T5">ción</text:span></text:p>
          </table:table-cell>
        </table:table-row>
        <table:table-row table:style-name="Tabla2.2">
          <table:table-cell table:style-name="Tabla2.A1" office:value-type="string">
            <text:p text:style-name="P10">getUTCDate()</text:p>
          </table:table-cell>
          <table:table-cell table:style-name="Tabla2.A1" office:value-type="string">
            <text:p text:style-name="P10">getDate()</text:p>
          </table:table-cell>
          <table:table-cell table:style-name="Tabla2.A1" office:value-type="string">
            <text:p text:style-name="P10"><text:span text:style-name="T5">Devuelve la fecha</text:span> UTC</text:p>
          </table:table-cell>
        </table:table-row>
        <table:table-row table:style-name="Tabla2.1">
          <table:table-cell table:style-name="Tabla2.A1" office:value-type="string">
            <text:p text:style-name="P10">getUTCFullYear()</text:p>
          </table:table-cell>
          <table:table-cell table:style-name="Tabla2.A1" office:value-type="string">
            <text:p text:style-name="P10">getFullYear()</text:p>
          </table:table-cell>
          <table:table-cell table:style-name="Tabla2.A1" office:value-type="string">
            <text:p text:style-name="P10"><text:span text:style-name="T5">Devuelve el año</text:span> UTC</text:p>
          </table:table-cell>
        </table:table-row>
        <table:table-row table:style-name="Tabla2.2">
          <table:table-cell table:style-name="Tabla2.A1" office:value-type="string">
            <text:p text:style-name="P10">getUTCMonth()</text:p>
          </table:table-cell>
          <table:table-cell table:style-name="Tabla2.A1" office:value-type="string">
            <text:p text:style-name="P10">getMonth()</text:p>
          </table:table-cell>
          <table:table-cell table:style-name="Tabla2.A1" office:value-type="string">
            <text:p text:style-name="P10"><text:span text:style-name="T5">Devuelve el mes </text:span>UTC</text:p>
          </table:table-cell>
        </table:table-row>
        <table:table-row table:style-name="Tabla2.1">
          <table:table-cell table:style-name="Tabla2.A1" office:value-type="string">
            <text:p text:style-name="P10">getUTCDay()</text:p>
          </table:table-cell>
          <table:table-cell table:style-name="Tabla2.A1" office:value-type="string">
            <text:p text:style-name="P10">getDay()</text:p>
          </table:table-cell>
          <table:table-cell table:style-name="Tabla2.A1" office:value-type="string">
            <text:p text:style-name="P10"><text:span text:style-name="T5">Devuelve el día</text:span> UTC</text:p>
          </table:table-cell>
        </table:table-row>
        <table:table-row table:style-name="Tabla2.2">
          <table:table-cell table:style-name="Tabla2.A1" office:value-type="string">
            <text:p text:style-name="P10">getUTCHours()</text:p>
          </table:table-cell>
          <table:table-cell table:style-name="Tabla2.A1" office:value-type="string">
            <text:p text:style-name="P10">getHours()</text:p>
          </table:table-cell>
          <table:table-cell table:style-name="Tabla2.A1" office:value-type="string">
            <text:p text:style-name="P10"><text:span text:style-name="T5">Devuelve la hora </text:span>UTC </text:p>
          </table:table-cell>
        </table:table-row>
        <table:table-row table:style-name="Tabla2.1">
          <table:table-cell table:style-name="Tabla2.A1" office:value-type="string">
            <text:p text:style-name="P10">getUTCMinutes()</text:p>
          </table:table-cell>
          <table:table-cell table:style-name="Tabla2.A1" office:value-type="string">
            <text:p text:style-name="P10">getMinutes()</text:p>
          </table:table-cell>
          <table:table-cell table:style-name="Tabla2.A1" office:value-type="string">
            <text:p text:style-name="P10"><text:span text:style-name="T5">Devuelve los minutos </text:span>UTC</text:p>
          </table:table-cell>
        </table:table-row>
        <table:table-row table:style-name="Tabla2.2">
          <table:table-cell table:style-name="Tabla2.A1" office:value-type="string">
            <text:p text:style-name="P10">getUTCSeconds()</text:p>
          </table:table-cell>
          <table:table-cell table:style-name="Tabla2.A1" office:value-type="string">
            <text:p text:style-name="P10">getSeconds()</text:p>
          </table:table-cell>
          <table:table-cell table:style-name="Tabla2.A1" office:value-type="string">
            <text:p text:style-name="P12">Devuelve los segundos UTC</text:p>
          </table:table-cell>
        </table:table-row>
        <table:table-row table:style-name="Tabla2.1">
          <table:table-cell table:style-name="Tabla2.A1" office:value-type="string">
            <text:p text:style-name="P10">getUTCMilliseconds()</text:p>
          </table:table-cell>
          <table:table-cell table:style-name="Tabla2.A1" office:value-type="string">
            <text:p text:style-name="P10">getMilliseconds()</text:p>
          </table:table-cell>
          <table:table-cell table:style-name="Tabla2.A1" office:value-type="string">
            <text:p text:style-name="P14">Devuelve los milisegundos UTC</text:p>
          </table:table-cell>
        </table:table-row>
      </table:table>
      <text:p text:style-name="P4"/>
      <text:p text:style-name="P4">Los métodos UTC utilizan la hora UTC (Tiempo Universal Coordinado).</text:p>
      <text:p text:style-name="P4">La hora UTC es la misma que GMT (hora media de Greenwich).</text:p>
      <text:p text:style-name="P4">La diferencia entre la hora local y la hora UTC puede ser de hasta 24 horas.</text:p>
      <text:p text:style-name="P3"/>
      <text:p text:style-name="Horizontal_20_Line"/>
      <text:h text:style-name="P2" text:outline-level="2"><text:soft-page-break/>El método getTimezoneOffset()</text:h>
      <text:p text:style-name="P4">El método <text:span text:style-name="Source_20_Text"><text:span text:style-name="T1">getTimezoneOffset() </text:span></text:span>devuelve la diferencia (en minutos) entre la hora local y la hora UTC:</text:p>
      <text:h text:style-name="P6" text:outline-level="3">Ejemplo</text:h>
      <text:p text:style-name="P15"><text:span text:style-name="T2">let</text:span> diff = d.getTimezoneOffset();</text:p>
      <text:p text:style-name="P19">Ejemplo completo:</text:p>
      <text:p text:style-name="P19">&lt;!DOCTYPE html&gt;</text:p>
      <text:p text:style-name="P19">&lt;html&gt;</text:p>
      <text:p text:style-name="P19">&lt;body&gt;</text:p>
      <text:p text:style-name="P19">&lt;p&gt;The time zone difference in minutes is:&lt;/p&gt;</text:p>
      <text:p text:style-name="P19">&lt;p id="demo"&gt;&lt;/p&gt;</text:p>
      <text:p text:style-name="P19">&lt;script&gt;</text:p>
      <text:p text:style-name="P19">const d = new Date();</text:p>
      <text:p text:style-name="P19">document.getElementById("demo").innerHTML = d.getTimezoneOffset();</text:p>
      <text:p text:style-name="P19">&lt;/script&gt;</text:p>
      <text:p text:style-name="P19">&lt;/body&gt;</text:p>
      <text:p text:style-name="P19">&lt;/html&gt;</text:p>
      <text:h text:style-name="P2" text:outline-level="2"/>
      <text:h text:style-name="P5" text:outline-level="2">Ejercicio:</text:h>
      <text:p text:style-name="P9">Utilice el método de <text:span text:style-name="T5">Date</text:span> correcto para obtener el mes (0-11) de un objeto de <text:span text:style-name="T5">tipo </text:span>fecha.</text:p>
      <text:p text:style-name="P7">const d = <text:span text:style-name="T5">new</text:span> <text:span text:style-name="T5">Date</text:span>();</text:p>
      <text:p text:style-name="P8">mes =<draw:control text:anchor-type="as-char" draw:z-index="0" draw:name="Forma1" draw:style-name="gr1" draw:text-style-name="P21" svg:width="3.282cm" svg:height="0.662cm" draw:control="control1"/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7T18:09:29.783000000</meta:creation-date>
    <dc:date>2024-03-18T20:26:49.167000000</dc:date>
    <meta:editing-duration>PT17M48S</meta:editing-duration>
    <meta:editing-cycles>2</meta:editing-cycles>
    <meta:generator>LibreOffice/7.6.0.3$Windows_X86_64 LibreOffice_project/69edd8b8ebc41d00b4de3915dc82f8f0fc3b6265</meta:generator>
    <meta:document-statistic meta:table-count="2" meta:image-count="0" meta:object-count="0" meta:page-count="7" meta:paragraph-count="152" meta:word-count="837" meta:character-count="5375" meta:non-whitespace-character-count="4681"/>
  </office:meta>
</office:document-meta>
</file>